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weight-complex="bold"/>
    </style:style>
    <style:style style:name="T7" style:parent-style-name="DefaultParagraphFont" style:family="text">
      <style:text-properties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5<text:s/>–<text:s/>CONGESTION CONTROL ALGORITHMS</text:p>
      <text:p text:style-name="Standard"/>
      <text:p text:style-name="Standard"/>
      <text:p text:style-name="P2">Overview</text:p>
      <text:p text:style-name="Standard"/>
      <text:p text:style-name="Standard">Objective is to implement<text:s/>TCP Tahoe and TCP Reno.</text:p>
      <text:p text:style-name="Standard"/>
      <text:p text:style-name="P3">Steps</text:p>
      <text:p text:style-name="Standard"/>
      <text:p text:style-name="Standard">TCP Tahoe:</text:p>
      <text:p text:style-name="Standard"/>
      <text:p text:style-name="Standard"><text:span text:style-name="T4">Slow Start phase</text:span><text:span text:style-name="T5">: </text:span>It lasts until congestion window size reaches up to “<text:span text:style-name="T6">Slow Start Threshold (ssthresh)</text:span>“. The slow start algorithm doubles the congestion window size(cwnd) in one RTT. Initially, ssthresh is set to infinite(∞). Subsequently, it adapts depending on the packet loss events. When cwnd becomes equal to ssthresh, slow start stops</text:p>
      <text:p text:style-name="Standard"/>
      <text:p text:style-name="Standard"><text:span text:style-name="T7">AIMD phase</text:span><text:span text:style-name="T8">: </text:span>It starts when the slow start stops. Additive Increase increases cwnd by 1 and Multiplicative Decrease reduces ssthresh to 50% of cwnd. Note that cwnd is ‘not’ reduced by 50% but ssthresh..</text:p>
      <text:p text:style-name="Standard"/>
      <text:p text:style-name="Standard"><text:span text:style-name="T9">Fast Retransmit phase</text:span><text:span text:style-name="T10">: </text:span>It is the loss detection algorithm. It is triggered by 3 duplicate acknowledgments. On packet loss detection, it resets cwnd to initcwnd. </text:p>
      <text:p text:style-name="Standard"/>
      <text:p text:style-name="Standard">TCP Reno = TCP Tahoe + Fast Recovery</text:p>
      <text:p text:style-name="Standard"/>
      <text:p text:style-name="Standard">Fast Recovery Phase:<text:s/>It makes use of both RTO and Fast Retransmit. If the packet loss detection is triggered by 3 duplicate acknowledgments then it is a fast retransmit algorithm in action. On packet loss detection through Fast Retransmit, cwnd is reduced by 50% (cwnd = cwnd/2). 3 duplicate ACKs are received that means network is performing well because ACKs are being received which means packets are getting delivered to the receiver</text:p>
      <text:p text:style-name="Standard"/>
      <text:p text:style-name="Standard"/>
      <text:p text:style-name="P11">Key Commands</text:p>
      <text:p text:style-name="Standard"/>
      <text:p text:style-name="Standard">set - assigning values</text:p>
      <text:p text:style-name="Standard">proc - defining procedure</text:p>
      <text:p text:style-name="Standard">ns duplex-link - <text:s/>creates two simplex links of specified bandwidth and delay, and connects the two specified nodes</text:p>
      <text:p text:style-name="Standard">ns attach-agent - attaches an agent object created to a node object</text:p>
      <text:p text:style-name="Standard">tracevar -<text:s/>allows a C procedure to monitor and control access to a Tcl variable, so that the C procedure is invoked whenever the variable is read or written</text:p>
      <text:p text:style-name="Standard">puts - print OP</text:p>
      <text:p text:style-name="Standard"/>
      <text:p text:style-name="P12">References</text:p>
      <text:p text:style-name="P13"/>
      <text:p text:style-name="Standard">https://github.com/basant-kumar/Computer_Networks_Lab/tree/master/TCP_protocols_simulato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HIL</dc:creator>
    <meta:creation-date>2022-11-18T17:21:00Z</meta:creation-date>
    <dc:date>2022-11-24T19:06:00Z</dc:date>
    <meta:template xlink:href="Normal" xlink:type="simple"/>
    <meta:editing-cycles>7</meta:editing-cycles>
    <meta:editing-duration>PT1500S</meta:editing-duration>
    <meta:document-statistic meta:page-count="1" meta:paragraph-count="3" meta:word-count="272" meta:character-count="1825" meta:row-count="12" meta:non-whitespace-character-count="1556"/>
  </office:meta>
</office:document-meta>
</file>